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[0:108]&gt;</text:placeholder></text:p>
          </table:table-cell>
          <table:table-cell table:style-name="Tabla4.A2" office:value-type="string">
            <text:p text:style-name="P63"><text:span text:style-name="T50"><text:text-input text:description="&lt;if test=&quot;o.vat_discriminated&quot;&gt;">If vat discriminated</text:text-input></text:span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62"><text:text-input text:description="&lt;formatLang(line.printed_price_unit)&gt;">9.999,50</text:text-input></text:p>
          </table:table-cell>
          <table:table-cell table:style-name="Tabla4.A2" office:value-type="string">
            <text:p text:style-name="P62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1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0:14.108749083</dc:date>
    <meta:editing-duration>P1DT23H19M28S</meta:editing-duration>
    <meta:editing-cycles>323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16" meta:character-count="1654" meta:non-whitespace-character-count="1572"/>
  </office:meta>
</office:document-meta>
</file>